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>
      <style:text-properties fo:font-size="16pt" style:font-size-asian="16pt" style:font-size-complex="16pt"/>
    </style:style>
    <style:style style:name="P4" style:parent-style-name="Paragraphedeliste" style:list-style-name="LFO1" style:family="paragraph">
      <style:text-properties fo:font-size="16pt" style:font-size-asian="16pt" style:font-size-complex="16pt"/>
    </style:style>
    <style:style style:name="P5" style:parent-style-name="Paragraphedeliste" style:list-style-name="LFO1" style:family="paragraph">
      <style:text-properties fo:font-size="16pt" style:font-size-asian="16pt" style:font-size-complex="16pt"/>
    </style:style>
    <style:style style:name="P6" style:parent-style-name="Paragraphedeliste" style:list-style-name="LFO1" style:family="paragraph">
      <style:text-properties fo:font-size="16pt" style:font-size-asian="16pt" style:font-size-complex="16pt"/>
    </style:style>
    <style:style style:name="P7" style:parent-style-name="Paragraphedeliste" style:list-style-name="LFO2" style:family="paragraph">
      <style:text-properties fo:font-size="14pt" style:font-size-asian="14pt" style:font-size-complex="14pt"/>
    </style:style>
    <style:style style:name="P8" style:parent-style-name="Paragraphedeliste" style:family="paragraph">
      <style:paragraph-properties fo:margin-left="1in">
        <style:tab-stops/>
      </style:paragraph-properties>
    </style:style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list-style-name="LFO3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3" style:family="paragraph"/>
    <style:style style:name="P20" style:parent-style-name="Paragraphedeliste" style:list-style-name="LFO3" style:family="paragraph"/>
    <style:style style:name="P21" style:parent-style-name="Paragraphedeliste" style:family="paragraph">
      <style:paragraph-properties fo:margin-left="1.5in">
        <style:tab-stops/>
      </style:paragraph-properties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family="paragraph">
      <style:paragraph-properties fo:margin-left="1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Paragraphedeliste" style:list-style-name="LFO1" style:family="paragraph">
      <style:text-properties fo:font-size="16pt" style:font-size-asian="16pt" style:font-size-complex="16pt"/>
    </style:style>
    <style:style style:name="P28" style:parent-style-name="Paragraphedeliste" style:list-style-name="LFO4" style:family="paragraph"/>
    <style:style style:name="P29" style:parent-style-name="Paragraphedeliste" style:list-style-name="LFO5" style:family="paragraph"/>
    <style:style style:name="P30" style:parent-style-name="Normal" style:family="paragraph">
      <style:paragraph-properties fo:margin-left="1.475in">
        <style:tab-stops/>
      </style:paragraph-properties>
    </style:style>
    <style:style style:name="P31" style:parent-style-name="Paragraphedeliste" style:family="paragraph">
      <style:paragraph-properties fo:margin-left="1.5in">
        <style:tab-stops/>
      </style:paragraph-properties>
    </style:style>
    <style:style style:name="P32" style:parent-style-name="Paragraphedeliste" style:family="paragraph">
      <style:paragraph-properties fo:margin-left="1.5in">
        <style:tab-stops/>
      </style:paragraph-properties>
    </style:style>
    <style:style style:name="P33" style:parent-style-name="Paragraphedeliste" style:family="paragraph">
      <style:paragraph-properties fo:margin-left="1.5in">
        <style:tab-stops/>
      </style:paragraph-properties>
    </style:style>
    <style:style style:name="P34" style:parent-style-name="Paragraphedeliste" style:list-style-name="LFO5" style:family="paragraph"/>
    <style:style style:name="P35" style:parent-style-name="Paragraphedeliste" style:family="paragraph">
      <style:paragraph-properties fo:margin-left="1.5in">
        <style:tab-stops/>
      </style:paragraph-properties>
    </style:style>
    <style:style style:name="P36" style:parent-style-name="Paragraphedeliste" style:list-style-name="LFO6" style:family="paragraph"/>
    <style:style style:name="P37" style:parent-style-name="Normal" style:family="paragraph">
      <style:paragraph-properties fo:margin-left="2.4583in">
        <style:tab-stops/>
      </style:paragraph-properties>
    </style:style>
    <style:style style:name="P38" style:parent-style-name="Paragraphedeliste" style:family="paragraph">
      <style:paragraph-properties fo:margin-left="2.4666in" fo:text-indent="0.4833in">
        <style:tab-stops/>
      </style:paragraph-properties>
    </style:style>
    <style:style style:name="P39" style:parent-style-name="Normal" style:family="paragraph">
      <style:paragraph-properties fo:margin-left="2.4583in">
        <style:tab-stops/>
      </style:paragraph-properties>
    </style:style>
    <style:style style:name="P40" style:parent-style-name="Paragraphedeliste" style:family="paragraph">
      <style:paragraph-properties fo:margin-left="2.4666in">
        <style:tab-stops/>
      </style:paragraph-properties>
    </style:style>
    <style:style style:name="P41" style:parent-style-name="Paragraphedeliste" style:family="paragraph">
      <style:paragraph-properties fo:margin-left="2.4666in">
        <style:tab-stops/>
      </style:paragraph-properties>
    </style:style>
    <style:style style:name="P42" style:parent-style-name="Paragraphedeliste" style:family="paragraph">
      <style:paragraph-properties fo:margin-left="2.4666in">
        <style:tab-stops/>
      </style:paragraph-properties>
    </style:style>
    <style:style style:name="P43" style:parent-style-name="Paragraphedeliste" style:family="paragraph">
      <style:paragraph-properties fo:margin-left="2.4666in">
        <style:tab-stops/>
      </style:paragraph-properties>
    </style:style>
    <style:style style:name="P44" style:parent-style-name="Paragraphedeliste" style:family="paragraph">
      <style:paragraph-properties fo:margin-left="2.4666in">
        <style:tab-stops/>
      </style:paragraph-properties>
    </style:style>
    <style:style style:name="P45" style:parent-style-name="Paragraphedeliste" style:family="paragraph">
      <style:paragraph-properties fo:margin-left="2.4666in">
        <style:tab-stops/>
      </style:paragraph-properties>
    </style:style>
    <style:style style:name="P46" style:parent-style-name="Paragraphedeliste" style:family="paragraph">
      <style:paragraph-properties fo:margin-left="2.4666in">
        <style:tab-stops/>
      </style:paragraph-properties>
    </style:style>
    <style:style style:name="P47" style:parent-style-name="Paragraphedeliste" style:family="paragraph">
      <style:paragraph-properties fo:margin-left="2.4666in">
        <style:tab-stops/>
      </style:paragraph-properties>
    </style:style>
    <style:style style:name="P48" style:parent-style-name="Paragraphedeliste" style:family="paragraph">
      <style:paragraph-properties fo:margin-left="2.4666in">
        <style:tab-stops/>
      </style:paragraph-properties>
    </style:style>
    <style:style style:name="P49" style:parent-style-name="Paragraphedeliste" style:family="paragraph">
      <style:paragraph-properties fo:margin-left="2.4666in">
        <style:tab-stops/>
      </style:paragraph-properties>
    </style:style>
    <style:style style:name="P50" style:parent-style-name="Paragraphedeliste" style:family="paragraph">
      <style:paragraph-properties fo:margin-left="2.4666in">
        <style:tab-stops/>
      </style:paragraph-properties>
    </style:style>
    <style:style style:name="P51" style:parent-style-name="Paragraphedeliste" style:family="paragraph">
      <style:paragraph-properties fo:margin-left="2.4666in">
        <style:tab-stops/>
      </style:paragraph-properties>
    </style:style>
    <style:style style:name="P52" style:parent-style-name="Paragraphedeliste" style:family="paragraph">
      <style:paragraph-properties fo:margin-left="2.4666in">
        <style:tab-stops/>
      </style:paragraph-properties>
    </style:style>
    <style:style style:name="P53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4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5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6" style:parent-style-name="Paragraphedeliste" style:list-style-name="LFO6" style:family="paragraph"/>
    <style:style style:name="P57" style:parent-style-name="Normal" style:family="paragraph">
      <style:paragraph-properties fo:margin-left="1.9666in" fo:text-indent="0.4916in">
        <style:tab-stops/>
      </style:paragraph-properties>
    </style:style>
    <style:style style:name="P58" style:parent-style-name="Normal" style:family="paragraph">
      <style:paragraph-properties fo:margin-left="2.4583in" fo:text-indent="0.4916in">
        <style:tab-stops/>
      </style:paragraph-properties>
    </style:style>
    <style:style style:name="P59" style:parent-style-name="Normal" style:family="paragraph">
      <style:paragraph-properties fo:margin-left="1.9666in">
        <style:tab-stops/>
      </style:paragraph-properties>
    </style:style>
    <style:style style:name="P60" style:parent-style-name="Normal" style:family="paragraph">
      <style:paragraph-properties fo:margin-left="2.4583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Normal" style:family="paragraph">
      <style:paragraph-properties fo:margin-left="1.9666in">
        <style:tab-stops/>
      </style:paragraph-properties>
    </style:style>
    <style:style style:name="P63" style:parent-style-name="Normal" style:family="paragraph">
      <style:paragraph-properties fo:margin-left="1.9666in" fo:text-indent="0.4916in">
        <style:tab-stops/>
      </style:paragraph-properties>
    </style:style>
    <style:style style:name="P64" style:parent-style-name="Normal" style:family="paragraph">
      <style:paragraph-properties fo:margin-left="0.4916in" fo:text-indent="0.4916in">
        <style:tab-stops/>
      </style:paragraph-properties>
    </style:style>
    <style:style style:name="P65" style:parent-style-name="Normal" style:family="paragraph">
      <style:paragraph-properties fo:text-indent="0.4916in"/>
    </style:style>
    <style:style style:name="T66" style:parent-style-name="Policepardéfaut" style:family="text">
      <style:text-properties fo:language="en" fo:country="US"/>
    </style:style>
    <style:style style:name="P67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T69" style:parent-style-name="Policepardéfaut" style:family="text">
      <style:text-properties fo:language="en" fo:country="US"/>
    </style:style>
    <style:style style:name="P70" style:parent-style-name="Normal" style:family="paragraph">
      <style:paragraph-properties fo:text-indent="0.4916in"/>
    </style:style>
    <style:style style:name="P71" style:parent-style-name="Normal" style:family="paragraph">
      <style:paragraph-properties fo:margin-left="0.4916in" fo:text-indent="0.4916in">
        <style:tab-stops/>
      </style:paragraph-properties>
    </style:style>
    <style:style style:name="P72" style:parent-style-name="Normal" style:family="paragraph">
      <style:paragraph-properties fo:margin-left="0.4916in" fo:text-indent="0.4916in">
        <style:tab-stops/>
      </style:paragraph-properties>
    </style:style>
    <style:style style:name="P73" style:parent-style-name="Paragraphedeliste" style:list-style-name="LFO6" style:family="paragraph"/>
    <style:style style:name="P74" style:parent-style-name="Paragraphedeliste" style:family="paragraph">
      <style:paragraph-properties fo:margin-left="2.4666in">
        <style:tab-stops/>
      </style:paragraph-properties>
    </style:style>
    <style:style style:name="P75" style:parent-style-name="Paragraphedeliste" style:family="paragraph">
      <style:paragraph-properties fo:margin-left="2.4666in">
        <style:tab-stops/>
      </style:paragraph-properties>
    </style:style>
    <style:style style:name="P76" style:parent-style-name="Paragraphedeliste" style:family="paragraph">
      <style:paragraph-properties fo:margin-left="2.4666in">
        <style:tab-stops/>
      </style:paragraph-properties>
    </style:style>
    <style:style style:name="P77" style:parent-style-name="Paragraphedeliste" style:family="paragraph">
      <style:paragraph-properties fo:margin-left="2.4666in">
        <style:tab-stops/>
      </style:paragraph-properties>
    </style:style>
    <style:style style:name="P78" style:parent-style-name="Paragraphedeliste" style:family="paragraph">
      <style:paragraph-properties fo:margin-left="2.4666in">
        <style:tab-stops/>
      </style:paragraph-properties>
    </style:style>
    <style:style style:name="P79" style:parent-style-name="Paragraphedeliste" style:family="paragraph">
      <style:paragraph-properties fo:margin-left="2.4666in">
        <style:tab-stops/>
      </style:paragraph-properties>
    </style:style>
    <style:style style:name="P80" style:parent-style-name="Paragraphedeliste" style:family="paragraph">
      <style:paragraph-properties fo:margin-left="2.4666in">
        <style:tab-stops/>
      </style:paragraph-properties>
    </style:style>
    <style:style style:name="P81" style:parent-style-name="Paragraphedeliste" style:family="paragraph">
      <style:paragraph-properties fo:margin-left="2.4666in">
        <style:tab-stops/>
      </style:paragraph-properties>
    </style:style>
    <style:style style:name="P82" style:parent-style-name="Paragraphedeliste" style:family="paragraph">
      <style:paragraph-properties fo:margin-left="2.4666in">
        <style:tab-stops/>
      </style:paragraph-properties>
    </style:style>
    <style:style style:name="P83" style:parent-style-name="Paragraphedeliste" style:family="paragraph">
      <style:paragraph-properties fo:margin-left="2.4666in">
        <style:tab-stops/>
      </style:paragraph-properties>
    </style:style>
    <style:style style:name="P84" style:parent-style-name="Paragraphedeliste" style:family="paragraph">
      <style:paragraph-properties fo:margin-left="2.4666in">
        <style:tab-stops/>
      </style:paragraph-properties>
    </style:style>
    <style:style style:name="P85" style:parent-style-name="Paragraphedeliste" style:family="paragraph">
      <style:paragraph-properties fo:margin-left="2.4666in">
        <style:tab-stops/>
      </style:paragraph-properties>
    </style:style>
    <style:style style:name="P86" style:parent-style-name="Paragraphedeliste" style:family="paragraph">
      <style:paragraph-properties fo:margin-left="2.4666in">
        <style:tab-stops/>
      </style:paragraph-properties>
    </style:style>
    <style:style style:name="P87" style:parent-style-name="Paragraphedeliste" style:family="paragraph">
      <style:paragraph-properties fo:margin-left="2.4666in">
        <style:tab-stops/>
      </style:paragraph-properties>
    </style:style>
    <style:style style:name="P88" style:parent-style-name="Paragraphedeliste" style:family="paragraph">
      <style:paragraph-properties fo:margin-left="2.4666in">
        <style:tab-stops/>
      </style:paragraph-properties>
    </style:style>
    <style:style style:name="P89" style:parent-style-name="Paragraphedeliste" style:family="paragraph">
      <style:paragraph-properties fo:margin-left="2.4666in">
        <style:tab-stops/>
      </style:paragraph-properties>
    </style:style>
    <style:style style:name="P90" style:parent-style-name="Paragraphedeliste" style:list-style-name="LFO7" style:family="paragraph"/>
    <style:style style:name="P91" style:parent-style-name="Normal" style:family="paragraph">
      <style:paragraph-properties fo:margin-left="0.9833in">
        <style:tab-stops/>
      </style:paragraph-properties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T94" style:parent-style-name="Policepardéfaut" style:family="text">
      <style:text-properties fo:language="en" fo:country="US"/>
    </style:style>
    <style:style style:name="T95" style:parent-style-name="Policepardéfaut" style:family="text">
      <style:text-properties fo:language="en" fo:country="US"/>
    </style:style>
    <style:style style:name="P96" style:parent-style-name="Normal" style:family="paragraph">
      <style:text-properties fo:language="en" fo:country="US"/>
    </style:style>
    <style:style style:name="P97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98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99" style:parent-style-name="Paragraphedeliste" style:list-style-name="LFO8" style:family="paragraph"/>
    <style:style style:name="P100" style:parent-style-name="Paragraphedeliste" style:list-style-name="LFO9" style:family="paragraph"/>
    <style:style style:name="P101" style:parent-style-name="Normal" style:family="paragraph">
      <style:paragraph-properties fo:margin-left="1.75in" fo:text-indent="0.2166in">
        <style:tab-stops/>
      </style:paragraph-properties>
    </style:style>
    <style:style style:name="P102" style:parent-style-name="Normal" style:family="paragraph">
      <style:paragraph-properties fo:margin-left="1.75in" fo:text-indent="0.2166in">
        <style:tab-stops/>
      </style:paragraph-properties>
    </style:style>
    <style:style style:name="P103" style:parent-style-name="Normal" style:family="paragraph">
      <style:paragraph-properties fo:margin-left="1.75in" fo:text-indent="0.2166in">
        <style:tab-stops/>
      </style:paragraph-properties>
    </style:style>
    <style:style style:name="P104" style:parent-style-name="Normal" style:family="paragraph">
      <style:paragraph-properties fo:margin-left="1.75in" fo:text-indent="0.2166in">
        <style:tab-stops/>
      </style:paragraph-properties>
    </style:style>
    <style:style style:name="P105" style:parent-style-name="Normal" style:family="paragraph">
      <style:paragraph-properties fo:margin-left="1.75in" fo:text-indent="0.2166in">
        <style:tab-stops/>
      </style:paragraph-properties>
    </style:style>
    <style:style style:name="P106" style:parent-style-name="Normal" style:family="paragraph">
      <style:paragraph-properties fo:margin-left="1.75in" fo:text-indent="0.2166in">
        <style:tab-stops/>
      </style:paragraph-properties>
    </style:style>
    <style:style style:name="P107" style:parent-style-name="Normal" style:family="paragraph">
      <style:paragraph-properties fo:margin-left="1.75in" fo:text-indent="0.2166in">
        <style:tab-stops/>
      </style:paragraph-properties>
    </style:style>
    <style:style style:name="P108" style:parent-style-name="Normal" style:family="paragraph">
      <style:paragraph-properties fo:margin-left="1.75in" fo:text-indent="0.2166in">
        <style:tab-stops/>
      </style:paragraph-properties>
    </style:style>
    <style:style style:name="P109" style:parent-style-name="Normal" style:family="paragraph">
      <style:paragraph-properties fo:margin-left="1.75in" fo:text-indent="0.2166in">
        <style:tab-stops/>
      </style:paragraph-properties>
    </style:style>
    <style:style style:name="P110" style:parent-style-name="Normal" style:family="paragraph">
      <style:paragraph-properties fo:margin-left="1.75in" fo:text-indent="0.2166in">
        <style:tab-stops/>
      </style:paragraph-properties>
    </style:style>
    <style:style style:name="P111" style:parent-style-name="Normal" style:family="paragraph">
      <style:paragraph-properties fo:margin-left="1.75in" fo:text-indent="0.2166in">
        <style:tab-stops/>
      </style:paragraph-properties>
    </style:style>
    <style:style style:name="P112" style:parent-style-name="Normal" style:family="paragraph">
      <style:paragraph-properties fo:margin-left="1.75in" fo:text-indent="0.2166in">
        <style:tab-stops/>
      </style:paragraph-properties>
    </style:style>
    <style:style style:name="P113" style:parent-style-name="Normal" style:family="paragraph">
      <style:paragraph-properties fo:margin-left="1.75in" fo:text-indent="0.2166in">
        <style:tab-stops/>
      </style:paragraph-properties>
    </style:style>
    <style:style style:name="P114" style:parent-style-name="Normal" style:family="paragraph">
      <style:paragraph-properties fo:margin-left="1.75in" fo:text-indent="0.2166in">
        <style:tab-stops/>
      </style:paragraph-properties>
    </style:style>
    <style:style style:name="P115" style:parent-style-name="Normal" style:family="paragraph">
      <style:paragraph-properties fo:margin-left="1.75in" fo:text-indent="0.2166in">
        <style:tab-stops/>
      </style:paragraph-properties>
    </style:style>
    <style:style style:name="P116" style:parent-style-name="Normal" style:family="paragraph">
      <style:paragraph-properties fo:margin-left="1.75in" fo:text-indent="0.2166in">
        <style:tab-stops/>
      </style:paragraph-properties>
    </style:style>
    <style:style style:name="P117" style:parent-style-name="Normal" style:family="paragraph">
      <style:paragraph-properties fo:margin-left="1.75in" fo:text-indent="0.2166in">
        <style:tab-stops/>
      </style:paragraph-properties>
    </style:style>
    <style:style style:name="P118" style:parent-style-name="Paragraphedeliste" style:list-style-name="LFO9" style:family="paragraph"/>
    <style:style style:name="P119" style:parent-style-name="Paragraphedeliste" style:family="paragraph">
      <style:paragraph-properties fo:margin-left="1.75in">
        <style:tab-stops/>
      </style:paragraph-properties>
    </style:style>
    <style:style style:name="P120" style:parent-style-name="Paragraphedeliste" style:family="paragraph">
      <style:paragraph-properties fo:margin-left="1.75in">
        <style:tab-stops/>
      </style:paragraph-properties>
    </style:style>
    <style:style style:name="P121" style:parent-style-name="Paragraphedeliste" style:family="paragraph">
      <style:paragraph-properties fo:margin-left="1.75in">
        <style:tab-stops/>
      </style:paragraph-properties>
    </style:style>
    <style:style style:name="P122" style:parent-style-name="Paragraphedeliste" style:family="paragraph">
      <style:paragraph-properties fo:margin-left="1.75in">
        <style:tab-stops/>
      </style:paragraph-properties>
    </style:style>
    <style:style style:name="P123" style:parent-style-name="Paragraphedeliste" style:list-style-name="LFO9" style:family="paragraph"/>
    <style:style style:name="P124" style:parent-style-name="Paragraphedeliste" style:family="paragraph">
      <style:paragraph-properties fo:margin-left="1.75in">
        <style:tab-stops/>
      </style:paragraph-properties>
    </style:style>
    <style:style style:name="P125" style:parent-style-name="Paragraphedeliste" style:family="paragraph">
      <style:paragraph-properties fo:margin-left="1.75in">
        <style:tab-stops/>
      </style:paragraph-properties>
    </style:style>
    <style:style style:name="P126" style:parent-style-name="Paragraphedeliste" style:family="paragraph">
      <style:paragraph-properties fo:margin-left="1.75in">
        <style:tab-stops/>
      </style:paragraph-properties>
    </style:style>
    <style:style style:name="P127" style:parent-style-name="Paragraphedeliste" style:list-style-name="LFO9" style:family="paragraph"/>
    <style:style style:name="P128" style:parent-style-name="Paragraphedeliste" style:family="paragraph">
      <style:paragraph-properties fo:margin-left="1.75in">
        <style:tab-stops/>
      </style:paragraph-properties>
    </style:style>
    <style:style style:name="P129" style:parent-style-name="Paragraphedeliste" style:family="paragraph">
      <style:paragraph-properties fo:margin-left="1.75in">
        <style:tab-stops/>
      </style:paragraph-properties>
    </style:style>
    <style:style style:name="P130" style:parent-style-name="Paragraphedeliste" style:family="paragraph">
      <style:paragraph-properties fo:margin-left="1.75in">
        <style:tab-stops/>
      </style:paragraph-properties>
    </style:style>
    <style:style style:name="P131" style:parent-style-name="Paragraphedeliste" style:family="paragraph">
      <style:paragraph-properties fo:margin-left="1.75in">
        <style:tab-stops/>
      </style:paragraph-properties>
    </style:style>
    <style:style style:name="P132" style:parent-style-name="Normal" style:family="paragraph">
      <style:paragraph-properties fo:margin-left="1.75in">
        <style:tab-stops/>
      </style:paragraph-properties>
    </style:style>
    <style:style style:name="P133" style:parent-style-name="Normal" style:family="paragraph">
      <style:paragraph-properties fo:margin-left="1.75in">
        <style:tab-stops/>
      </style:paragraph-properties>
    </style:style>
    <style:style style:name="P134" style:parent-style-name="Normal" style:family="paragraph">
      <style:paragraph-properties fo:margin-left="1.75in">
        <style:tab-stops/>
      </style:paragraph-properties>
    </style:style>
    <style:style style:name="P135" style:parent-style-name="Normal" style:family="paragraph">
      <style:paragraph-properties fo:margin-left="1.75in">
        <style:tab-stops/>
      </style:paragraph-properties>
    </style:style>
    <style:style style:name="P136" style:parent-style-name="Paragraphedeliste" style:list-style-name="LFO9" style:family="paragraph"/>
    <style:style style:name="P137" style:parent-style-name="Paragraphedeliste" style:family="paragraph">
      <style:paragraph-properties fo:margin-left="1.75in">
        <style:tab-stops/>
      </style:paragraph-properties>
    </style:style>
    <style:style style:name="P138" style:parent-style-name="Normal" style:family="paragraph">
      <style:paragraph-properties fo:margin-left="1.75in">
        <style:tab-stops/>
      </style:paragraph-properties>
    </style:style>
    <style:style style:name="P139" style:parent-style-name="Paragraphedeliste" style:list-style-name="LFO9" style:family="paragraph"/>
    <style:style style:name="P140" style:parent-style-name="Paragraphedeliste" style:list-style-name="LFO7" style:family="paragraph"/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paragraph-properties fo:text-indent="0.4916in"/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paragraph-properties fo:text-indent="0.4916in"/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Paragraphedeliste" style:list-style-name="LFO12" style:family="paragraph"/>
    <style:style style:name="P148" style:parent-style-name="Paragraphedeliste" style:list-style-name="LFO11" style:family="paragraph">
      <style:paragraph-properties fo:text-align="justify"/>
    </style:style>
    <style:style style:name="P149" style:parent-style-name="Normal" style:family="paragraph">
      <style:paragraph-properties fo:text-align="justify"/>
    </style:style>
    <style:style style:name="P150" style:parent-style-name="Normal" style:family="paragraph">
      <style:paragraph-properties fo:text-align="justify"/>
    </style:style>
    <style:style style:name="P151" style:parent-style-name="Normal" style:family="paragraph">
      <style:paragraph-properties fo:text-align="justify"/>
    </style:style>
    <style:style style:name="P152" style:parent-style-name="Normal" style:family="paragraph">
      <style:paragraph-properties fo:text-align="justify"/>
    </style:style>
    <style:style style:name="P153" style:parent-style-name="Normal" style:family="paragraph">
      <style:paragraph-properties fo:text-align="justify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</style:style>
    <style:style style:name="P156" style:parent-style-name="Normal" style:family="paragraph">
      <style:paragraph-properties fo:text-align="justify"/>
    </style:style>
    <style:style style:name="P157" style:parent-style-name="Normal" style:family="paragraph">
      <style:paragraph-properties fo:text-align="justify"/>
      <style:text-properties fo:language="en" fo:country="US"/>
    </style:style>
    <style:style style:name="P158" style:parent-style-name="Normal" style:family="paragraph">
      <style:paragraph-properties fo:text-align="justify"/>
    </style:style>
    <style:style style:name="T159" style:parent-style-name="Policepardéfaut" style:family="text">
      <style:text-properties fo:language="en" fo:country="US"/>
    </style:style>
    <style:style style:name="T160" style:parent-style-name="Policepardéfaut" style:family="text">
      <style:text-properties fo:language="en" fo:country="US"/>
    </style:style>
    <style:style style:name="T161" style:parent-style-name="Policepardéfaut" style:family="text">
      <style:text-properties fo:font-weight="bold" style:font-weight-asian="bold" fo:language="en" fo:country="US"/>
    </style:style>
    <style:style style:name="T162" style:parent-style-name="Policepardéfaut" style:family="text">
      <style:text-properties fo:language="en" fo:country="US"/>
    </style:style>
    <style:style style:name="P163" style:parent-style-name="Normal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P168" style:parent-style-name="Paragraphedeliste" style:list-style-name="LFO9" style:family="paragraph"/>
    <style:style style:name="P169" style:parent-style-name="Paragraphedeliste" style:list-style-name="LFO7" style:family="paragraph"/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paragraph-properties fo:text-indent="0.4916in"/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paragraph-properties fo:text-indent="0.4916in"/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Paragraphedeliste" style:list-style-name="LFO12" style:family="paragraph"/>
    <style:style style:name="P177" style:parent-style-name="Paragraphedeliste" style:list-style-name="LFO11" style:family="paragraph">
      <style:paragraph-properties fo:text-align="justify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justify"/>
    </style:style>
    <style:style style:name="P185" style:parent-style-name="Normal" style:family="paragraph">
      <style:paragraph-properties fo:text-align="justify"/>
    </style:style>
    <style:style style:name="P186" style:parent-style-name="Normal" style:family="paragraph">
      <style:paragraph-properties fo:text-align="justify"/>
      <style:text-properties fo:language="en" fo:country="US"/>
    </style:style>
    <style:style style:name="P187" style:parent-style-name="Normal" style:family="paragraph">
      <style:paragraph-properties fo:text-align="justify"/>
    </style:style>
    <style:style style:name="T188" style:parent-style-name="Policepardéfaut" style:family="text">
      <style:text-properties fo:language="en" fo:country="US"/>
    </style:style>
    <style:style style:name="T189" style:parent-style-name="Policepardéfaut" style:family="text">
      <style:text-properties fo:language="en" fo:country="US"/>
    </style:style>
    <style:style style:name="T190" style:parent-style-name="Policepardéfaut" style:family="text">
      <style:text-properties fo:font-weight="bold" style:font-weight-asian="bold" fo:language="en" fo:country="US"/>
    </style:style>
    <style:style style:name="T191" style:parent-style-name="Policepardéfaut" style:family="text">
      <style:text-properties fo:language="en" fo:country="US"/>
    </style:style>
    <style:style style:name="P192" style:parent-style-name="Normal" style:family="paragraph">
      <style:paragraph-properties fo:text-align="justify"/>
    </style:style>
    <style:style style:name="P193" style:parent-style-name="Normal" style:family="paragraph">
      <style:paragraph-properties fo:text-align="justify"/>
    </style:style>
    <style:style style:name="P194" style:parent-style-name="Normal" style:family="paragraph">
      <style:paragraph-properties fo:text-align="justify"/>
    </style:style>
    <style:style style:name="P195" style:parent-style-name="Normal" style:family="paragraph">
      <style:paragraph-properties fo:text-align="justify"/>
    </style:style>
    <style:style style:name="P196" style:parent-style-name="Normal" style:family="paragraph">
      <style:paragraph-properties fo:text-align="justify"/>
    </style:style>
    <style:style style:name="P197" style:parent-style-name="Paragraphedeliste" style:list-style-name="LFO8" style:family="paragraph"/>
    <style:style style:name="P198" style:parent-style-name="Paragraphedeliste" style:family="paragraph">
      <style:paragraph-properties fo:margin-left="1.2333in">
        <style:tab-stops/>
      </style:paragraph-properties>
    </style:style>
    <style:style style:name="P199" style:parent-style-name="Paragraphedeliste" style:list-style-name="LFO10" style:family="paragraph"/>
    <style:style style:name="P200" style:parent-style-name="Paragraphedeliste" style:list-style-name="LFO10" style:family="paragraph"/>
    <style:style style:name="P201" style:parent-style-name="Paragraphedeliste" style:list-style-name="LFO13" style:family="paragraph"/>
    <style:style style:name="P202" style:parent-style-name="Paragraphedeliste" style:list-style-name="LFO13" style:family="paragraph"/>
    <style:style style:name="P203" style:parent-style-name="Paragraphedeliste" style:list-style-name="LFO13" style:family="paragraph"/>
    <style:style style:name="P204" style:parent-style-name="Paragraphedeliste" style:list-style-name="LFO13" style:family="paragraph"/>
    <style:style style:name="P205" style:parent-style-name="Paragraphedeliste" style:list-style-name="LFO13" style:family="paragraph"/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</text:list>
      <text:p text:style-name="Paragraphedeliste">Pour répondre aux attentes du support KOMEO dans l’implémentation d’un outil de ticketing, j’ai choisi glpi. Son interface est très belle, de<text:s/>nombreuses fonctionnalités répondant aux attentes sont disponibles et glpi est open source.</text:p>
      <text:p text:style-name="Paragraphedeliste"/>
      <text:list text:style-name="LFO1" text:continue-numbering="true">
        <text:list-item>
          <text:p text:style-name="P4">Utilisation d’une machine virtuelle :</text:p>
        </text:list-item>
      </text:list>
      <text:p text:style-name="Paragraphedeliste">Il a fallu mettre en place une machine virtuelle pour créer un serveur PHP. Les prérequis de la machine sont : 80 Go de stockage, 4 Go de RAM et 2 Core CPU .</text:p>
      <text:p text:style-name="Paragraphedeliste">Le système d’exploitation de la machine virtuelle est Debian 8.</text:p>
      <text:p text:style-name="Paragraphedeliste"/>
      <text:list text:style-name="LFO1" text:continue-numbering="true">
        <text:list-item>
          <text:p text:style-name="P5">Utilisation de GitHub :</text:p>
        </text:list-item>
      </text:list>
      <text:p text:style-name="Paragraphedeliste">La machine virtuelle n’ayant pas d’interface graphique, j’ai fait le lien entre ma session Windows et la machine virtuelle à l’aide de<text:s/>GitHub. Cela me permet d’utiliser Notepadd++ afin de modifier mon code, de push afin de mettre ces changements sur GitHub et de pull ses modifications sur ma machine virtuelle.</text:p>
      <text:list text:style-name="LFO1" text:continue-numbering="true"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</text:list>
      <text:p text:style-name="P8">Glpi est composé de 2 interfaces, une interface simplifiée pour le client et l’interface normale pour les autres utilisateurs.</text:p>
      <text:p text:style-name="P9">La différence entre les utilisateurs se fait grâce aux droits des différentes catégories d’utilisateur.</text:p>
      <text:list text:style-name="LFO2" text:continue-numbering="true">
        <text:list-item>
          <text:p text:style-name="P10">Fichiers :</text:p>
        </text:list-item>
      </text:list>
      <text:p text:style-name="P11">Glpi est composé de plusieurs dossiers :</text:p>
      <text:list text:style-name="LFO3" text:continue-numbering="true">
        <text:list-item>
          <text:p text:style-name="P12">« ajax » :<text:s/>Fichiers avec code PHP qui appelle des fonction Ajax.</text:p>
        </text:list-item>
        <text:list-item>
          <text:p text:style-name="P13">« config » : Fichiers contenant les configurations de la base de données ainsi que celles du glpi.</text:p>
        </text:list-item>
        <text:list-item>
          <text:p text:style-name="P14">« css » : Fichiers CSS permettant la mise en forme de la page html.</text:p>
        </text:list-item>
        <text:list-item>
          <text:p text:style-name="P15">« files » : Fichiers de sauvegarde.</text:p>
        </text:list-item>
        <text:list-item>
          <text:p text:style-name="P16">« front » : Fichiers appelés par le serveur pour l’affichage.</text:p>
        </text:list-item>
        <text:list-item>
          <text:p text:style-name="P17">« inc » : Fichiers appelés par les différents fichiers front. Ces fichiers « inc » contiennent des class (objets) <text:s/>permettant d’effectuer les appels à la base , la gestion de l’affichage en fonction des droits.</text:p>
        </text:list-item>
        <text:list-item>
          <text:p text:style-name="P18">« install » : Fichiers permettant l’installation de Glpi.</text:p>
        </text:list-item>
        <text:list-item>
          <text:p text:style-name="P19">« lib » : Fichiers contenant les différentes librairies utilisées par Glpi.</text:p>
        </text:list-item>
        <text:list-item>
          <text:p text:style-name="P20">« locales » : Fichiers permettant la traduction en différentes langues.</text:p>
        </text:list-item>
      </text:list>
      <text:p text:style-name="P21">Les fichiers .po contenu dans ce<text:s/>dossier doivent être compiler à l’aide de Poedit . Lien de téléchargement :<text:s/><text:a xlink:href="https://poedit.net/download" office:target-frame-name="_top" xlink:show="replace"><text:span text:style-name="Lienhypertexte">https://poedit.net/download</text:span></text:a><text:s/></text:p>
      <text:list text:style-name="LFO3" text:continue-numbering="true">
        <text:list-item>
          <text:p text:style-name="P22">« pics » : Dossier contenant les images utilisées par Glpi.</text:p>
        </text:list-item>
        <text:list-item>
          <text:p text:style-name="P23">« plugins » : Dossier contenant les plugins.</text:p>
        </text:list-item>
        <text:list-item>
          <text:p text:style-name="P24">« script » : Fichiers permettant de vérifier la config de glpi.</text:p>
        </text:list-item>
      </text:list>
      <text:p text:style-name="P25"/>
      <text:p text:style-name="P26"/>
      <text:list text:style-name="LFO1" text:continue-numbering="true">
        <text:list-item>
          <text:p text:style-name="P27">Changement de Glpi :</text:p>
        </text:list-item>
      </text:list>
      <text:list text:style-name="LFO4" text:continue-numbering="true">
        <text:list-item>
          <text:p text:style-name="P28">Modification Interface Client :</text:p>
        </text:list-item>
      </text:list>
      <text:list text:style-name="LFO5" text:continue-numbering="true">
        <text:list-item>
          <text:p text:style-name="P29">Menu d’accueil (Mise en page) :<text:s/></text:p>
        </text:list-item>
      </text:list>
      <text:p text:style-name="P30">Suppression des tableaux de flux RSS et Note publiques.</text:p>
      <text:p text:style-name="P31">/front/helpdesk.public.php  ligne 114 – 126</text:p>
      <text:p text:style-name="P32"/>
      <text:p text:style-name="P33"/>
      <text:list text:style-name="LFO5" text:continue-numbering="true">
        <text:list-item>
          <text:p text:style-name="P34">Modification formulaire de création de tickets :</text:p>
        </text:list-item>
      </text:list>
      <text:p text:style-name="P35"/>
      <text:list text:style-name="LFO6" text:continue-numbering="true">
        <text:list-item>
          <text:p text:style-name="P36">Modification du champ « Type » :</text:p>
        </text:list-item>
      </text:list>
      <text:p text:style-name="P37">L’affichage du champ dans la page html se fait à ces lignes :</text:p>
      <text:p text:style-name="P38">/inc/ticket.class.php ligne 2951-2956</text:p>
      <text:p text:style-name="P39"/>
      <text:p text:style-name="P40">Pour modifier le texte « Titre » pour la traduction française :<text:s/></text:p>
      <text:p text:style-name="P41">Il faut<text:s/>ouvrir le fichier /locales/fr_FR.po <text:s/>et rechercher le champ « Type » et modifier la traduction française.</text:p>
      <text:p text:style-name="P42"/>
      <text:p text:style-name="P43">Pour modifier les valeurs de la liste déroulante :</text:p>
      <text:p text:style-name="P44">/inc/ticket.class.php ligne 2567-2573</text:p>
      <text:p text:style-name="P45">Fonction getTypes() .</text:p>
      <text:p text:style-name="P46">Exemple :<text:s/></text:p>
      <text:p text:style-name="P47">Rajouter à la ligne 2571 :</text:p>
      <text:soft-page-break/>
      <text:p text:style-name="P48">$options[3] = « Nouveau type » ;</text:p>
      <text:p text:style-name="P49"/>
      <text:p text:style-name="P50">Ensuite vous devez rajouter une « case » dans le switch dans la fonction getTicketTypeName() ligne 2581 .</text:p>
      <text:p text:style-name="P51">Exemple :<text:s/></text:p>
      <text:p text:style-name="P52">Rajouter la case à la ligne 2589 :</text:p>
      <text:p text:style-name="P53">Case 3 :</text:p>
      <text:p text:style-name="P54"><text:tab/>Return « Nouveau type » ;</text:p>
      <text:p text:style-name="P55"><text:tab/>Break ;</text:p>
      <text:list text:style-name="LFO6" text:continue-numbering="true">
        <text:list-item>
          <text:p text:style-name="P56">Modification du champ « Catégories » :</text:p>
        </text:list-item>
      </text:list>
      <text:p text:style-name="P57">L’affichage du champ dans la page html se fait à ces lignes :</text:p>
      <text:p text:style-name="P58">/inc/ticket.class.php ligne 2959-2961</text:p>
      <text:p text:style-name="P59"/>
      <text:p text:style-name="P60">Pour modifier le texte « Catégories » pour la traduction française :<text:s/></text:p>
      <text:p text:style-name="P61">Il faut ouvrir le fichier /locales/fr_FR.po <text:s/>et rechercher le champ «<text:s/>Category » et modifier la traduction française.</text:p>
      <text:p text:style-name="P62"/>
      <text:p text:style-name="P63">Pour modifier les valeurs de la liste déroulante :</text:p>
      <text:p text:style-name="P64">/inc/commonitilobject.class.php ligne 1942-1971</text:p>
      <text:p text:style-name="Normal">Tout d’abord, il vous faut insérer une nouvelle colonne à votre base de données pour la table glpi_user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Normal"><text:tab/>Ajoutez une catégorie pour les<text:s/>tickets :<text:s/></text:p>
      <text:p text:style-name="Normal"><text:tab/><text:tab/>Menu en admin -&gt; Configuration -&gt;<text:s/>Intitulé -&gt;<text:s/>catégories de ticket</text:p>
      <text:p text:style-name="Normal"/>
      <text:p text:style-name="Normal"/>
      <text:p text:style-name="Normal"/>
      <text:p text:style-name="Normal">Ligne 1955 /inc/commonitilobject.class.php</text:p>
      <text:p text:style-name="Normal">Rajoutez une case dans la boucle while :</text:p>
      <text:soft-page-break/>
      <text:p text:style-name="Normal">Exemple :</text:p>
      <text:p text:style-name="P65">case "nom_de_la_categorie":</text:p>
      <text:p text:style-name="Normal"><text:tab/><text:tab/><text:span text:style-name="T66">$nom_variable = $data["id"];</text:span></text:p>
      <text:p text:style-name="P67">break;</text:p>
      <text:p text:style-name="P68"><text:tab/></text:p>
      <text:p text:style-name="Normal"><text:span text:style-name="T69"><text:tab/></text:span>et ajoutez un “if” <text:s/>ligne 1970<text:s/></text:p>
      <text:p text:style-name="Normal">Exemple :</text:p>
      <text:p text:style-name="Normal"><text:tab/>if($donnees['nom_colonne_bdd'] == 1)<text:s/></text:p>
      <text:p text:style-name="Normal"><text:tab/><text:tab/>$values[$nom_variable] = « Nom catégorie »;<text:tab/></text:p>
      <text:p text:style-name="P70">Pour lier le groupe à la nouvelle catégorie, référez-vous au :<text:s/></text:p>
      <text:p text:style-name="P71">III . Lier les catégories avec les groupes d’utilisateurs </text:p>
      <text:p text:style-name="P72"/>
      <text:list text:style-name="LFO6" text:continue-numbering="true">
        <text:list-item>
          <text:p text:style-name="P73">Modification du champ<text:s/>« Urgence » :</text:p>
        </text:list-item>
      </text:list>
      <text:p text:style-name="P74">Pour modifier le texte « Urgence » :</text:p>
      <text:p text:style-name="P75">Il faut ouvrir le fichier /locales/fr_FR.po <text:s/>et rechercher le champ « Urgency » et modifier la traduction française.</text:p>
      <text:p text:style-name="P76"/>
      <text:p text:style-name="P77">Pour modifier le texte déjà présent dans le dropdown :</text:p>
      <text:p text:style-name="P78">Il faut ouvrir le fichier /locales/fr_FR.po <text:s/>et rechercher le champ « High» et modifier la traduction française.</text:p>
      <text:p text:style-name="P79">Rechercher le champ « Medium » et modifier la traduction française.</text:p>
      <text:p text:style-name="P80">Rechercher le champ « Low» et modifier la traduction française.</text:p>
      <text:p text:style-name="P81">Rechercher le champ « Very low» et modifier<text:s/>la traduction française.</text:p>
      <text:p text:style-name="P82"/>
      <text:p text:style-name="P83">Pour ajouter une urgence :</text:p>
      <text:p text:style-name="P84"><text:tab/>/inc/commonitilobject.class.php ligne 1744</text:p>
      <text:p text:style-name="P85"><text:tab/>Fonction dropdownPriority()<text:s/></text:p>
      <text:p text:style-name="P86"><text:tab/>Exemple : Rajoutez à la ligne 1778 :</text:p>
      <text:p text:style-name="P87"><text:tab/><text:tab/>$values[6] = « Nouvelle urgence » ;</text:p>
      <text:p text:style-name="P88"/>
      <text:soft-page-break/>
      <text:p text:style-name="P89">Pour masquer ou afficher une urgence il y a dans l’interface admin -&gt; générale -&gt; assistance</text:p>
      <text:list text:style-name="LFO7" text:continue-numbering="true">
        <text:list-item>
          <text:p text:style-name="P90">Information sur des champs (Catégorie, urgence) :</text:p>
        </text:list-item>
      </text:list>
      <text:p text:style-name="P91">Pour afficher un « tooltip » c’est-à-dire une bulle d’information il faut insérer ce code :</text:p>
      <text:p text:style-name="P92">echo "&lt;img id=\"id_de_la_bulle\" data-toggle=\"tooltip\" src=\"/pics/info-small.png\" <text:s/>class=\"pointer\" style=\"margin-left:10px;\"&gt;";</text:p>
      <text:p text:style-name="P93"><text:tab/><text:tab/></text:p>
      <text:p text:style-name="Normal">echo "&lt;script type=\"text/javascript\"&gt; $('#id_de_la_bulle').qtip({</text:p>
      <text:p text:style-name="Normal"><text:s text:c="9"/>position: { viewport: $(window) },</text:p>
      <text:p text:style-name="Normal"><text:s text:c="9"/>content: {text: \"Votre texte ici \"},</text:p>
      <text:p text:style-name="Normal"><text:s text:c="9"/><text:span text:style-name="T94">style: { classes:<text:s/></text:span><text:span text:style-name="T95">'qtip-shadow qtip-bootstrap'}}); &lt;/script&gt;";</text:span></text:p>
      <text:p text:style-name="P96"/>
      <text:p text:style-name="P97"><text:tab/></text:p>
      <text:p text:style-name="P98"/>
      <text:list text:style-name="LFO8" text:continue-numbering="true">
        <text:list-item>
          <text:p text:style-name="P99">Interface Admin et Tech :</text:p>
        </text:list-item>
      </text:list>
      <text:list text:style-name="LFO9" text:continue-numbering="true">
        <text:list-item>
          <text:p text:style-name="P100">Modification de la barre de choix dans le header :</text:p>
        </text:list-item>
      </text:list>
      <text:p text:style-name="P101">/inc/html.class/php <text:s/>ligne 1193-1202</text:p>
      <text:p text:style-name="P102"/>
      <text:p text:style-name="P103">Fonction getMenusInfos()</text:p>
      <text:p text:style-name="P104">2 options sont possibles, la première est de modifier le fichier de<text:s/>traduction. La deuxième étant de mettre la traduction souhaitée dans le code.</text:p>
      <text:p text:style-name="P105">Exemple :<text:s/></text:p>
      <text:p text:style-name="P106">$menu[‘nom_de_cle’][‘title ‘] = « nom d’un onglet du menu » ;</text:p>
      <text:p text:style-name="P107">Pour mettre un menu <text:s/>déroulant quand on survole un onglet il faut ajouter un types :</text:p>
      <text:p text:style-name="P108">Exemple :</text:p>
      <text:p text:style-name="P109"><text:tab/>$menu[‘nom_de_cle’][‘types’] = array(‘nomPremierChoix’, ‘nomDeuxiemeChoix’,…) ;</text:p>
      <text:p text:style-name="P110"/>
      <text:p text:style-name="P111">Affecter un lien à ce nouvel onglet :</text:p>
      <text:p text:style-name="P112">/inc/html.class.php ligne 1533</text:p>
      <text:p text:style-name="P113">Il faut rajouter un « else if ».</text:p>
      <text:soft-page-break/>
      <text:p text:style-name="P114">Exemple :</text:p>
      <text:p text:style-name="P115">Else if (strcmp($part,"nom_de_cle ") === 0)</text:p>
      <text:p text:style-name="P116"><text:tab/>$link = “lien_de_l’onglet”;</text:p>
      <text:p text:style-name="P117"/>
      <text:list text:style-name="LFO9" text:continue-numbering="true">
        <text:list-item>
          <text:p text:style-name="P118">Suppression des champs « Problèmes » , « Contrats » et des champs « Notes » :</text:p>
        </text:list-item>
      </text:list>
      <text:p text:style-name="P119">Afin de répondre au cahier des charges, j’ai enlevé les champs « Problèmes », « Contrats » , « Notes privées » et « Notes publiques » :</text:p>
      <text:p text:style-name="P120">Problèmes : /inc/central.class.php <text:s/>ligne 236 / 293</text:p>
      <text:p text:style-name="P121">Notes : /inc/central.class.php <text:s/>ligne 243-246</text:p>
      <text:p text:style-name="P122">Contrats : /inc/central.class.php ligne 122 </text:p>
      <text:list text:style-name="LFO9" text:continue-numbering="true">
        <text:list-item>
          <text:p text:style-name="P123">Suppression des champs « Flux RSS » :</text:p>
        </text:list-item>
      </text:list>
      <text:p text:style-name="P124">Les flux RSS n’étant pas dans le cahier des charges je les ai également supprimés :</text:p>
      <text:p text:style-name="P125">/inc/central.class.php ligne 257 fonction showRSSView() ;</text:p>
      <text:p text:style-name="P126"/>
      <text:list text:style-name="LFO9" text:continue-numbering="true">
        <text:list-item>
          <text:p text:style-name="P127">Personnalisation du formulaire de ticket :</text:p>
        </text:list-item>
      </text:list>
      <text:p text:style-name="P128">Mise en place du dropdown des catégories personnalisées :</text:p>
      <text:p text:style-name="P129">/inc/ticket.class.php ligne 3955</text:p>
      <text:p text:style-name="P130"/>
      <text:p text:style-name="P131">Pour la personnalisation des statuts, il faut ouvrir le fichier fr_FR.po et modifier la traduction de : « New » , « Processing (assigned) », « Processing (planned) »,« Pending », « Solved » et <text:s/>« Closed ».</text:p>
      <text:p text:style-name="P132">Suppression du champ « Element Associé » : /inc/ticket.class.php<text:s/>ligne 4148-4203</text:p>
      <text:p text:style-name="P133"/>
      <text:p text:style-name="P134">On peut également modifier l’interface de ticket dans l’interface<text:s/></text:p>
      <text:p text:style-name="P135">admin-&gt;/front/tickettemplate.php</text:p>
      <text:list text:style-name="LFO9" text:continue-numbering="true">
        <text:list-item>
          <text:p text:style-name="P136">Modification du tableau de visualisation des tickets pour les trois vues disponibles :</text:p>
        </text:list-item>
      </text:list>
      <text:p text:style-name="P137">Pour modifier une colonne dans le tableau de vues des tickets, il faut modifier la ligne 4887 du fichier /inc/ticket.class.php en insérant à la place de<text:s/>« Groupe » le titre que vous voulez.</text:p>
      <text:p text:style-name="P138">Puis pour modifier la valeur pour chaque ticket, il faut faire une requête à la base de données afin de récupérer la donnée souhaitée. Puis il suffit de faire un « echo » entre la ligne 5352-5365 pour afficher la valeur.</text:p>
      <text:soft-page-break/>
      <text:list text:style-name="LFO9" text:continue-numbering="true">
        <text:list-item>
          <text:p text:style-name="P139">Modification de l’affichage création d’utilisateur :</text:p>
        </text:list-item>
      </text:list>
      <text:list text:style-name="LFO7" text:continue-numbering="true">
        <text:list-item>
          <text:p text:style-name="P140">Ajout d’une checkbox :</text:p>
        </text:list-item>
      </text:list>
      <text:p text:style-name="Normal">Ligne 2043-2090 /inc/user.class.php</text:p>
      <text:p text:style-name="Normal"/>
      <text:p text:style-name="Normal">Rajoutez une variable initialisée à zéro (ligne 2043) puis affecter à cette variable votre valeur en base de données<text:s/>dans la boucle while ligne 2046<text:s/>et 2060. Il vous faudra également rajouter une<text:s/>condition dans le if ligne 2054 et a la ligne 2088 rajoutez un if et un else<text:s/>comme ci dessous.</text:p>
      <text:p text:style-name="P141">Exemple :</text:p>
      <text:p text:style-name="P142">if($votre_variable<text:s/>== 1)</text:p>
      <text:p text:style-name="P143">echo "&lt;input type=\"checkbox\" name=\"category[]\" value=5<text:s/>checked=\"checked\"&gt; <text:s text:c="2"/>Nom à afficher<text:s text:c="5"/>&lt;br/&gt;";</text:p>
      <text:p text:style-name="P144">else</text:p>
      <text:p text:style-name="P145"><text:s/>echo "&lt;input type=\"checkbox\" name=\"category[]\" value=5&gt; <text:s text:c="2"/>Nom à afficher<text:s text:c="5"/><text:s text:c="5"/>&lt;br/&gt;";</text:p>
      <text:p text:style-name="P146"/>
      <text:p text:style-name="Normal">N’oubliez pas de changer la valeur “value”<text:s/>dans les<text:s/>balises<text:s/>input.</text:p>
      <text:list text:style-name="LFO12" text:continue-numbering="true">
        <text:list-item>
          <text:p text:style-name="P147">Ajout en base :</text:p>
        </text:list-item>
      </text:list>
      <text:list text:style-name="LFO11" text:continue-numbering="true">
        <text:list-item>
          <text:p text:style-name="P148">Ligne 65-105 /front/user.form.php</text:p>
        </text:list-item>
      </text:list>
      <text:p text:style-name="P149"/>
      <text:p text:style-name="P150">Ajoutez une variable ligne 75.</text:p>
      <text:p text:style-name="P151">Rajoutez un if dans le foreach ligne 84.</text:p>
      <text:p text:style-name="P152">Exemple :</text:p>
      <text:p text:style-name="P153">If( $votre_variable == le value mise dans la balise input)</text:p>
      <text:p text:style-name="P154"><text:tab/>$votre_variable = 1 ;</text:p>
      <text:p text:style-name="P155"/>
      <text:p text:style-name="P156">Modifiez la requête ligne 98 : Rajoutez le nom en base de votre nouvelle catégorie ainsi que une variable avec « : » avant :</text:p>
      <text:p text:style-name="P157">Exemple :</text:p>
      <text:p text:style-name="P158"><text:span text:style-name="T159">"UPDATE glpi_users SET id_group = :id_group , op = :op , telecom = :telecom , visio = :visio , contact = :contact</text:span><text:span text:style-name="T160"><text:s/></text:span><text:span text:style-name="T161">, nom_colonne_en_base = :nom_variable</text:span><text:span text:style-name="T162"><text:s/>WHERE name= :name"</text:span></text:p>
      <text:p text:style-name="P163">Rajoutez ensuite,<text:s/>entre le bindValue et le execute (ligne 104-105), un bindValue :</text:p>
      <text:p text:style-name="P164">Exemple :</text:p>
      <text:p text:style-name="P165">$stmt-&gt;bindValue('nom_variable', $votre_variable, PDO::PARAM_INT);</text:p>
      <text:p text:style-name="P166"/>
      <text:p text:style-name="P167">Fait de même entre les lignes 147-190.</text:p>
      <text:soft-page-break/>
      <text:list text:style-name="LFO9" text:continue-numbering="true">
        <text:list-item>
          <text:p text:style-name="P168">Modification affichage création de groupe :</text:p>
        </text:list-item>
      </text:list>
      <text:p text:style-name="Normal">Tout d’abord, il vous faut insérer une nouvelle colonne à votre base de données pour la table glpi_group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Normal"/>
      <text:list text:style-name="LFO7" text:continue-numbering="true">
        <text:list-item>
          <text:p text:style-name="P169">Ajout d’une checkbox :</text:p>
        </text:list-item>
      </text:list>
      <text:p text:style-name="Normal">Ligne<text:s/>275-309<text:s/>/inc/group.class.php</text:p>
      <text:p text:style-name="Normal"/>
      <text:p text:style-name="Normal">Rajoutez une variable initialisée à zéro (ligne<text:s/>279) puis affecter à cette variable votre valeur en base de données dans la boucle while ligne<text:s/>282-286. Il vous faudra également rajouter une condition dans le if <text:s/>ligne<text:s/>309<text:s/>rajoutez un if et un else comme ci dessous.</text:p>
      <text:p text:style-name="P170">Exemple :</text:p>
      <text:p text:style-name="P171">if($votre_variable<text:s/>== 1)</text:p>
      <text:p text:style-name="P172">echo "&lt;input type=\"checkbox\" name=\"category[]\" value=5<text:s/>checked=\"checked\"&gt; <text:s text:c="2"/>Nom à afficher<text:s text:c="5"/>&lt;br/&gt;";</text:p>
      <text:p text:style-name="P173">else</text:p>
      <text:p text:style-name="P174"><text:s/>echo "&lt;input type=\"checkbox\" name=\"category[]\" value=5&gt; <text:s text:c="2"/>Nom à afficher<text:s text:c="10"/>&lt;br/&gt;";</text:p>
      <text:p text:style-name="P175"/>
      <text:p text:style-name="Normal">N’oubliez pas de changer la valeur “value”<text:s/>dans les<text:s/>balises<text:s/>input.</text:p>
      <text:list text:style-name="LFO12" text:continue-numbering="true">
        <text:list-item>
          <text:p text:style-name="P176">Ajout en base :</text:p>
        </text:list-item>
      </text:list>
      <text:list text:style-name="LFO11" text:continue-numbering="true">
        <text:list-item>
          <text:p text:style-name="P177">Ligne<text:s/>52-82<text:s/>/front/group.form.php</text:p>
        </text:list-item>
      </text:list>
      <text:p text:style-name="P178"/>
      <text:p text:style-name="P179">Ajoutez une variable ligne<text:s/>56.</text:p>
      <text:p text:style-name="P180">Rajoutez un if dans le foreach ligne<text:s/>65.</text:p>
      <text:p text:style-name="P181">Exemple :</text:p>
      <text:p text:style-name="P182">If( $votre_variable == le value mise dans la balise input)</text:p>
      <text:p text:style-name="P183"><text:tab/>$votre_variable = 1 ;</text:p>
      <text:p text:style-name="P184"/>
      <text:p text:style-name="P185">Modifiez la requête ligne<text:s/>76 : Rajoutez le nom en base de votre nouvelle catégorie ainsi que une variable avec « : » avant :</text:p>
      <text:p text:style-name="P186">Exemple :</text:p>
      <text:soft-page-break/>
      <text:p text:style-name="P187"><text:span text:style-name="T188">"UPDATE glpi_users SET id_group = :id_group , op = :op , telecom = :telecom , visio = :visio , contact = :contact</text:span><text:span text:style-name="T189"><text:s/></text:span><text:span text:style-name="T190">, nom_colonne_en_base = :nom_variable</text:span><text:span text:style-name="T191"><text:s/>WHERE name= :name"</text:span></text:p>
      <text:p text:style-name="P192">Rajoutez ensuite, entre le bindValue et le execute (ligne<text:s/>81-82), un bindValue :</text:p>
      <text:p text:style-name="P193">Exemple :</text:p>
      <text:p text:style-name="P194">$stmt-&gt;bindValue('nom_variable', $votre_variable, PDO::PARAM_INT);</text:p>
      <text:p text:style-name="P195"/>
      <text:p text:style-name="P196">Fait de même entre les lignes<text:s/>109-123.</text:p>
      <text:p text:style-name="Normal"/>
      <text:list text:style-name="LFO8" text:continue-numbering="true">
        <text:list-item>
          <text:p text:style-name="P197">Modifier la page de login et le header des différentes pages html :</text:p>
        </text:list-item>
      </text:list>
      <text:p text:style-name="P198"/>
      <text:p text:style-name="Normal"/>
      <text:list text:style-name="LFO10" text:continue-numbering="true">
        <text:list-item>
          <text:p text:style-name="P199">MySql</text:p>
        </text:list-item>
        <text:list-item>
          <text:p text:style-name="P200">Modification configuration GLPI :</text:p>
        </text:list-item>
      </text:list>
      <text:list text:style-name="LFO13" text:continue-numbering="true">
        <text:list-item>
          <text:p text:style-name="P201">Ajout utilisateur :</text:p>
        </text:list-item>
        <text:list-item>
          <text:p text:style-name="P202">Ajout Groupe :</text:p>
        </text:list-item>
        <text:list-item>
          <text:p text:style-name="P203">Ajout Catégorie pour tickets :</text:p>
        </text:list-item>
        <text:list-item>
          <text:p text:style-name="P204">Sla :</text:p>
        </text:list-item>
        <text:list-item>
          <text:p text:style-name="P205">Généra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26T09:52:00Z</dc:date>
    <meta:template xlink:href="Normal" xlink:type="simple"/>
    <meta:editing-cycles>272</meta:editing-cycles>
    <meta:editing-duration>PT68940S</meta:editing-duration>
    <meta:document-statistic meta:page-count="9" meta:paragraph-count="22" meta:word-count="1770" meta:character-count="11486" meta:row-count="81" meta:non-whitespace-character-count="9738"/>
  </office:meta>
</office:document-meta>
</file>